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a838" officeooo:paragraph-rsid="0018a838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officeooo:rsid="0018a8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2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Progett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3-03T10:34:25.591486714</dc:date>
    <meta:editing-duration>PT1M12S</meta:editing-duration>
    <meta:editing-cycles>1</meta:editing-cycles>
    <meta:document-statistic meta:table-count="2" meta:image-count="0" meta:object-count="0" meta:page-count="1" meta:paragraph-count="23" meta:word-count="32" meta:character-count="243" meta:non-whitespace-character-count="234"/>
  </office:meta>
</office:document-meta>
</file>